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5.3425in"/>
    </style:style>
    <style:style style:name="co4" style:family="table-column">
      <style:table-column-properties fo:break-before="auto" style:column-width="3.1409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666666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666666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="0.74pt solid #666666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666666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3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atasheet</text:p>
          </table:table-cell>
          <table:table-cell table:style-name="ce1" office:value-type="string" calcext:value-type="string">
            <text:p>Footprint</text:p>
          </table:table-cell>
          <table:table-cell table:style-name="ce4" office:value-type="string" calcext:value-type="string">
            <text:p>Qty</text:p>
          </table:table-cell>
          <table:table-cell table:style-name="ce6" office:value-type="string" calcext:value-type="string">
            <text:p>DNP</text:p>
          </table:table-cell>
        </table:table-row>
        <table:table-row table:style-name="ro1">
          <table:table-cell table:style-name="ce2" office:value-type="string" calcext:value-type="string">
            <text:p>C1 <text:s/>C3 <text:s/>C9</text:p>
          </table:table-cell>
          <table:table-cell table:style-name="ce5" office:value-type="string" calcext:value-type="string">
            <text:p>10u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Capacitor_THT:CP_Radial_D5.0mm_P2.50mm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string" calcext:value-type="string">
            <text:p>C2 <text:s/>C4 <text:s/>C6 <text:s/>C7 <text:s/>C10</text:p>
          </table:table-cell>
          <table:table-cell table:style-name="ce5" office:value-type="string" calcext:value-type="string">
            <text:p>100n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Capacitor_SMD:C_0603_1608Metric_Pad1.08x0.95mm_HandSolder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" office:value-type="string" calcext:value-type="string">
            <text:p>C5</text:p>
          </table:table-cell>
          <table:table-cell table:style-name="ce5" office:value-type="string" calcext:value-type="string">
            <text:p>10n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Capacitor_SMD:C_0603_1608Metric_Pad1.08x0.95mm_HandSolder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C8</text:p>
          </table:table-cell>
          <table:table-cell table:style-name="ce5" office:value-type="string" calcext:value-type="string">
            <text:p>47n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Capacitor_SMD:C_0603_1608Metric_Pad1.08x0.95mm_HandSolder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11</text:p>
          </table:table-cell>
          <table:table-cell table:style-name="ce5" office:value-type="string" calcext:value-type="string">
            <text:p>1000u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Capacitor_THT:CP_Radial_D10.0mm_P5.00mm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5" office:value-type="string" calcext:value-type="string">
            <text:p>RB088LAM-60TR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Diode_SMD:D_SOD-128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D2 <text:s/>D3 <text:s/>D4 <text:s/>D5 <text:s/>D6 <text:s/>D7</text:p>
          </table:table-cell>
          <table:table-cell table:style-name="ce5" office:value-type="string" calcext:value-type="string">
            <text:p>SK18</text:p>
          </table:table-cell>
          <table:table-cell table:style-name="ce5" office:value-type="string" calcext:value-type="string">
            <text:p>https://diotec.com/request/datasheet/sk12.pdf</text:p>
          </table:table-cell>
          <table:table-cell table:style-name="ce2" office:value-type="string" calcext:value-type="string">
            <text:p>Diode_SMD:D_SMA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" office:value-type="string" calcext:value-type="string">
            <text:p>D8 <text:s/>D9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LED_THT:LED_D3.0mm_Horizontal_O3.81mm_Z6.0mm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string" calcext:value-type="string">
            <text:p>HS1</text:p>
          </table:table-cell>
          <table:table-cell table:style-name="ce5" office:value-type="string" calcext:value-type="string">
            <text:p>Heatsink</text:p>
          </table:table-cell>
          <table:table-cell table:style-name="ce5" office:value-type="string" calcext:value-type="string">
            <text:p>https://www.mouser.com/datasheet/2/433/board-level-heatsink-wakefield-275537.pdf</text:p>
          </table:table-cell>
          <table:table-cell table:style-name="ce2" office:value-type="string" calcext:value-type="string">
            <text:p>Heatsink:Heatsink_Fischer_SK104-STCB_35x13mm__2xDrill3.5mm_ScrewM3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5" office:value-type="string" calcext:value-type="string">
            <text:p>NMJ6HHD2</text:p>
          </table:table-cell>
          <table:table-cell table:style-name="ce5" office:value-type="string" calcext:value-type="string">
            <text:p>https://www.neutrik.com/en/product/nmj6hhd2</text:p>
          </table:table-cell>
          <table:table-cell table:style-name="ce2" office:value-type="string" calcext:value-type="string">
            <text:p>Connector_Audio:Jack_6.35mm_Neutrik_NMJ6HHD2_Horizontal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" office:value-type="string" calcext:value-type="string">
            <text:p>J5</text:p>
          </table:table-cell>
          <table:table-cell table:style-name="ce5" office:value-type="string" calcext:value-type="string">
            <text:p>Screw_Terminal_01x06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TerminalBlock_MetzConnect:TerminalBlock_MetzConnect_Type086_RT03406HBLC_1x06_P3.81mm_Horizontal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Q1</text:p>
          </table:table-cell>
          <table:table-cell table:style-name="ce5" office:value-type="string" calcext:value-type="string">
            <text:p>STP100N8F6</text:p>
          </table:table-cell>
          <table:table-cell table:style-name="ce5" office:value-type="string" calcext:value-type="string">
            <text:p>https://www.mouser.com/datasheet/2/389/stp100n8f6-1851325.pdf</text:p>
          </table:table-cell>
          <table:table-cell table:style-name="ce2" office:value-type="string" calcext:value-type="string">
            <text:p>Package_TO_SOT_THT:TO-220-3_Vertical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R1 <text:s/>R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string" calcext:value-type="string">
            <text:p>R3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R4 <text:s/>R5 <text:s/>R8 <text:s/>R9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" office:value-type="string" calcext:value-type="string">
            <text:p>R6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R7</text:p>
          </table:table-cell>
          <table:table-cell table:style-name="ce5" office:value-type="string" calcext:value-type="string">
            <text:p>1M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Resistor_SMD:R_0603_1608Metric_Pad0.98x0.95mm_HandSolder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RV1 <text:s/>RV2 <text:s/>RV3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-- mixed values --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string" calcext:value-type="string">
            <text:p>SW1 <text:s/>SW2</text:p>
          </table:table-cell>
          <table:table-cell table:style-name="ce5" office:value-type="string" calcext:value-type="string">
            <text:p>SW_Push_DPDT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Button_Switch_THT:SW_E-Switch_EG2219_DPDT_Angled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5" office:value-type="string" calcext:value-type="string">
            <text:p>TLV2374</text:p>
          </table:table-cell>
          <table:table-cell table:style-name="ce5" office:value-type="string" calcext:value-type="string">
            <text:p>~</text:p>
          </table:table-cell>
          <table:table-cell table:style-name="ce2" office:value-type="string" calcext:value-type="string">
            <text:p>Package_SO:SOIC-14_3.9x8.7mm_P1.27mm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5" office:value-type="string" calcext:value-type="string">
            <text:p>LM7805_TO220</text:p>
          </table:table-cell>
          <table:table-cell table:style-name="ce5" office:value-type="string" calcext:value-type="string">
            <text:p>https://www.onsemi.cn/PowerSolutions/document/MC7800-D.PDF</text:p>
          </table:table-cell>
          <table:table-cell table:style-name="ce2" office:value-type="string" calcext:value-type="string">
            <text:p>Package_TO_SOT_THT:TO-220-3_Vertical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8T17:44:50.933747950</dc:date>
    <meta:editing-duration>PT2M25S</meta:editing-duration>
    <meta:editing-cycles>1</meta:editing-cycles>
    <meta:document-statistic meta:table-count="1" meta:cell-count="111" meta:object-count="0"/>
    <meta:generator>LibreOffice/7.5.9.2$Linux_X86_64 LibreOffice_project/50$Build-2</meta:generator>
  </office:meta>
</office:document-meta>
</file>